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Exception.Repositor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xception.Repository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xception.Reposito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Exception.Repository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